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2.832cm" style:rel-column-width="49467*"/>
    </style:style>
    <style:style style:name="Tabelle1.B" style:family="table-column">
      <style:table-column-properties style:column-width="4.168cm" style:rel-column-width="160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529cm" style:rel-column-width="5895*"/>
    </style:style>
    <style:style style:name="Tabelle2.B" style:family="table-column">
      <style:table-column-properties style:column-width="0.778cm" style:rel-column-width="2998*"/>
    </style:style>
    <style:style style:name="Tabelle2.C" style:family="table-column">
      <style:table-column-properties style:column-width="5.837cm" style:rel-column-width="22500*"/>
    </style:style>
    <style:style style:name="Tabelle2.D" style:family="table-column">
      <style:table-column-properties style:column-width="4.688cm" style:rel-column-width="18073*"/>
    </style:style>
    <style:style style:name="Tabelle2.E" style:family="table-column">
      <style:table-column-properties style:column-width="4.168cm" style:rel-column-width="1606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="none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56f39" officeooo:paragraph-rsid="00156f39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officeooo:rsid="00156f39" officeooo:paragraph-rsid="00156f39" style:font-size-asian="8pt" style:font-size-complex="8pt"/>
    </style:style>
    <style:style style:name="P4" style:family="paragraph" style:parent-style-name="Table_20_Contents">
      <style:text-properties fo:font-size="8pt" officeooo:rsid="0016dfcf" officeooo:paragraph-rsid="0016dfcf" style:font-size-asian="8pt" style:font-size-complex="8pt"/>
    </style:style>
    <style:style style:name="P5" style:family="paragraph" style:parent-style-name="Table_20_Contents">
      <style:text-properties fo:font-size="12pt" officeooo:rsid="00156f39" officeooo:paragraph-rsid="00156f39" style:font-size-asian="10.5pt" style:font-size-complex="12pt"/>
    </style:style>
    <style:style style:name="P6" style:family="paragraph" style:parent-style-name="Table_20_Contents">
      <style:text-properties fo:font-size="12pt" officeooo:rsid="00156f39" officeooo:paragraph-rsid="00156f39" style:font-size-asian="12pt" style:font-size-complex="12pt"/>
    </style:style>
    <style:style style:name="P7" style:family="paragraph" style:parent-style-name="Table_20_Contents">
      <style:text-properties fo:font-size="7pt" officeooo:rsid="00156f39" officeooo:paragraph-rsid="00156f39" style:font-size-asian="7pt" style:font-size-complex="7pt"/>
    </style:style>
    <style:style style:name="P8" style:family="paragraph" style:parent-style-name="Table_20_Contents" style:list-style-name="L1">
      <style:text-properties fo:font-size="8pt" officeooo:rsid="00156f39" officeooo:paragraph-rsid="00156f39" style:font-size-asian="8pt" style:font-size-complex="8pt"/>
    </style:style>
    <style:style style:name="P9" style:family="paragraph" style:parent-style-name="Table_20_Contents" style:list-style-name="L2">
      <style:text-properties fo:font-size="8pt" officeooo:rsid="00156f39" officeooo:paragraph-rsid="00156f39" style:font-size-asian="8pt" style:font-size-complex="8pt"/>
    </style:style>
    <style:style style:name="P10" style:family="paragraph" style:parent-style-name="Table_20_Contents" style:list-style-name="L3">
      <style:text-properties fo:font-size="8pt" officeooo:rsid="00156f39" officeooo:paragraph-rsid="00156f39" style:font-size-asian="8pt" style:font-size-complex="8pt"/>
    </style:style>
    <style:style style:name="P11" style:family="paragraph" style:parent-style-name="Table_20_Contents">
      <style:text-properties fo:font-size="12pt" officeooo:rsid="0017d72e" officeooo:paragraph-rsid="0017d72e" style:font-size-asian="10.5pt" style:font-size-complex="12pt"/>
    </style:style>
    <style:style style:name="P12" style:family="paragraph" style:parent-style-name="Table_20_Contents">
      <style:text-properties fo:font-size="12pt" officeooo:rsid="00156f39" officeooo:paragraph-rsid="0017d72e" style:font-size-asian="10.5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d72e" style:font-size-asian="10pt" style:font-size-complex="10pt"/>
    </style:style>
    <style:style style:name="T3" style:family="text">
      <style:text-properties officeooo:rsid="0017d7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hrveranstaltungszeugni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Familienname, Vorname(n)</text:p>
            <text:p text:style-name="P11">&lt;xsl:value-of select="nachname"/&gt;, &lt;xsl:value-of select="vorname"/&gt;</text:p>
          </table:table-cell>
          <table:table-cell table:style-name="Tabelle1.B1" office:value-type="string">
            <text:p text:style-name="P3">Geburtsdatum</text:p>
            <text:p text:style-name="P11">&lt;xsl:value-of select="gebdatum"/&gt;</text:p>
          </table:table-cell>
        </table:table-row>
        <table:table-row>
          <table:table-cell table:style-name="Tabelle1.A2" table:number-columns-spanned="2" office:value-type="string">
            <text:p text:style-name="P7">Studium</text:p>
            <text:p text:style-name="P12"><text:span text:style-name="T3">&lt;xsl:value-of select="bezeichnung"/&gt;</text:span> <text:span text:style-name="T1">(Studienplan </text:span><text:span text:style-name="T2">20xx</text:span><text:span text:style-name="T1">)</text:span></text:p>
          </table:table-cell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3">Art</text:p>
            <text:p text:style-name="P5">LV</text:p>
          </table:table-cell>
          <table:table-cell table:style-name="Tabelle2.A1" office:value-type="string">
            <text:p text:style-name="P3">CP</text:p>
            <text:p text:style-name="P5">4</text:p>
          </table:table-cell>
          <table:table-cell table:style-name="Tabelle2.A1" table:number-columns-spanned="2" office:value-type="string">
            <text:p text:style-name="P3">Titel der Lehrveranstaltung</text:p>
            <text:p text:style-name="P5">Stoffgebiet</text:p>
          </table:table-cell>
          <table:covered-table-cell/>
          <table:table-cell table:style-name="Tabelle2.E1" office:value-type="string">
            <text:p text:style-name="P3">absolviert im Semester</text:p>
            <text:p text:style-name="P5">SS2014</text:p>
          </table:table-cell>
        </table:table-row>
        <table:table-row>
          <table:table-cell table:style-name="Tabelle2.A2" table:number-columns-spanned="3" office:value-type="string">
            <text:p text:style-name="P3">anzurechnen in einem Modul des ersten Studienabschnitts</text:p>
            <text:list xml:id="list5825913448202049734" text:style-name="L1">
              <text:list-item>
                <text:p text:style-name="P8">Einführungsmodul</text:p>
              </text:list-item>
              <text:list-item>
                <text:p text:style-name="P8">etc</text:p>
              </text:list-item>
            </text:list>
          </table:table-cell>
          <table:covered-table-cell/>
          <table:covered-table-cell/>
          <table:table-cell table:style-name="Tabelle2.D2" table:number-columns-spanned="2" office:value-type="string">
            <text:p text:style-name="P3">anzurechnen in einem Modul des zweiten Studienabschnitts</text:p>
            <text:list xml:id="list3413782848763846391" text:style-name="L2">
              <text:list-item>
                <text:p text:style-name="P9">Fächermodul Vertiefung II</text:p>
              </text:list-item>
              <text:list-item>
                <text:p text:style-name="P9">etc</text:p>
              </text:list-item>
            </text:list>
          </table:table-cell>
          <table:covered-table-cell/>
        </table:table-row>
        <table:table-row>
          <table:table-cell table:style-name="Tabelle2.D2" table:number-columns-spanned="5" office:value-type="string">
            <text:p text:style-name="P3">anzurechnen in</text:p>
            <text:list xml:id="list3426876807229036270" text:style-name="L3">
              <text:list-item>
                <text:p text:style-name="P10">Modul „Qualifikation für den Religionsunterricht an Pflichtschulen“</text:p>
              </text:list-item>
              <text:list-item>
                <text:p text:style-name="P10">andere Modul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D2" table:number-columns-spanned="5" office:value-type="string">
            <text:p text:style-name="P3">Wortlaut der Studienverpflichtung gemäß Studienplan (nur eintragen, wenn der Lehrveranstaltungstitel damit nicht identisch ist)</text:p>
            <text:p text:style-name="P6">Diplomstudium Katholische Theologie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4">Benotung</text:p>
            <text:p text:style-name="P4"/>
            <text:p text:style-name="P4"/>
          </table:table-cell>
          <table:table-cell table:style-name="Tabelle3.A1" office:value-type="string">
            <text:p text:style-name="P4">Prüfer/in</text:p>
          </table:table-cell>
          <table:table-cell table:style-name="Tabelle3.C1" office:value-type="string">
            <text:p text:style-name="P4">Datum Signierung Prüfer/in</text:p>
          </table:table-cell>
        </table:table-row>
        <table:table-row>
          <table:table-cell table:style-name="Tabelle3.A2" office:value-type="string">
            <text:p text:style-name="P2"/>
            <text:p text:style-name="P4">Stampiglie KTU Linz / Rektorat</text:p>
            <text:p text:style-name="P4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4">Datum Eintrag Prüfungsevidenz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09:25:55.161000000</meta:creation-date>
    <dc:date>2014-02-25T16:04:41.416000000</dc:date>
    <meta:editing-duration>PT4M24S</meta:editing-duration>
    <meta:editing-cycles>2</meta:editing-cycles>
    <meta:generator>LibreOffice/4.1.1.2$Windows_x86 LibreOffice_project/7e4286b58adc75a14f6d83f53a03b6c11fa2903</meta:generator>
    <meta:document-statistic meta:table-count="3" meta:image-count="0" meta:object-count="0" meta:page-count="1" meta:paragraph-count="31" meta:word-count="94" meta:character-count="819" meta:non-whitespace-character-count="762"/>
  </office:meta>
</office:document-meta>
</file>